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de" style:list-style-name="L1">
      <style:text-properties fo:language="de" fo:country="DE"/>
    </style:style>
    <style:style style:name="P5" style:family="paragraph" style:parent-style-name="Code" style:list-style-name="L1"/>
    <style:style style:name="P6" style:family="paragraph" style:parent-style-name="Text_20_body">
      <style:text-properties fo:language="de" fo:country="D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Text_20_body">
      <style:text-properties officeooo:rsid="00059e92" officeooo:paragraph-rsid="00059e92"/>
    </style:style>
    <style:style style:name="P9" style:family="paragraph" style:parent-style-name="Code">
      <style:text-properties officeooo:paragraph-rsid="00059e92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59e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 left Unnie Side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stall Raspi left Unnie Side</text:p>
          </text:index-title>
          <text:p text:style-name="P1">History<text:tab/>1</text:p>
          <text:p text:style-name="P2">V 0.1.1 30.jul.2025<text:tab/>1</text:p>
          <text:p text:style-name="P2">V 0.1.0 24.jul.2025<text:tab/>1</text:p>
          <text:p text:style-name="P1">Intro<text:tab/>1</text:p>
          <text:p text:style-name="P2">Goal<text:tab/>1</text:p>
          <text:p text:style-name="P2">Setup 4 Raspi Imager<text:tab/>2</text:p>
          <text:p text:style-name="P1">Installation<text:tab/>2</text:p>
          <text:p text:style-name="P2">Generate keys<text:tab/>2</text:p>
          <text:p text:style-name="P2">Raspi-config<text:tab/>2</text:p>
          <text:p text:style-name="P2">Preparations inside raspi<text:tab/>2</text:p>
          <text:p text:style-name="P2">Update System<text:tab/>2</text:p>
          <text:p text:style-name="P1">Jenkins<text:tab/>3</text:p>
          <text:p text:style-name="P3">Change HTTP Port of jenkins<text:tab/>3</text:p>
          <text:p text:style-name="P3">First start of jenkins<text:tab/>3</text:p>
          <text:p text:style-name="P1">Video cameras<text:tab/>4</text:p>
          <text:p text:style-name="P1">Appendix<text:tab/>4</text:p>
          <text:p text:style-name="P2">OpenSSH in Windows<text:tab/>4</text:p>
          <text:p text:style-name="P1">SSH to installation<text:tab/>4</text:p>
          <text:p text:style-name="P2">Fuck<text:tab/>5</text:p>
          <text:p text:style-name="P1">Questions<text:tab/>5</text:p>
          <text:p text:style-name="P1">Options<text:tab/>5</text:p>
          <text:p text:style-name="P2">Telnet server<text:tab/>5</text:p>
          <text:p text:style-name="P1">Info<text:tab/>5</text:p>
          <text:p text:style-name="P1">Links<text:tab/>7</text:p>
          <text:p text:style-name="P2">Profiles<text:tab/>7</text:p>
          <text:p text:style-name="P2">Other<text:tab/>7</text:p>
        </text:index-body>
      </text:table-of-content>
      <text:h text:style-name="Heading_20_1" text:outline-level="1"><text:bookmark-start text:name="__RefHeading___Toc310_2169465141"/>History<text:bookmark-end text:name="__RefHeading___Toc310_2169465141"/></text:h>
      <text:h text:style-name="Heading_20_2" text:outline-level="2"><text:bookmark-start text:name="__RefHeading___Toc312_2169465141"/>V 0.1.1 30.jul.2025<text:bookmark-end text:name="__RefHeading___Toc312_2169465141"/></text:h>
      <text:p text:style-name="Text_20_body">Ssh keys</text:p>
      <text:h text:style-name="Heading_20_2" text:outline-level="2"><text:bookmark-start text:name="__RefHeading___Toc314_2169465141"/>V 0.1.0 24.jul.2025<text:bookmark-end text:name="__RefHeading___Toc314_2169465141"/></text:h>
      <text:p text:style-name="Text_20_body">First try/First Creation</text:p>
      <text:h text:style-name="Heading_20_1" text:outline-level="1"><text:bookmark-start text:name="__RefHeading___Toc316_2169465141"/>Intro<text:bookmark-end text:name="__RefHeading___Toc316_2169465141"/></text:h>
      <text:h text:style-name="Heading_20_2" text:outline-level="2"><text:bookmark-start text:name="__RefHeading___Toc318_2169465141"/>Goal<text:bookmark-end text:name="__RefHeading___Toc318_2169465141"/></text:h>
      <text:p text:style-name="Text_20_body">Use Raspi at master side for camera and Jenkins</text:p>
      <text:h text:style-name="Heading_20_2" text:outline-level="2"><text:bookmark-start text:name="__RefHeading___Toc320_2169465141"/><text:soft-page-break/>Setup 4 Raspi Imager<text:bookmark-end text:name="__RefHeading___Toc320_2169465141"/>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h text:style-name="Heading_20_1" text:outline-level="1"><text:bookmark-start text:name="__RefHeading___Toc322_2169465141"/>Installation<text:bookmark-end text:name="__RefHeading___Toc322_2169465141"/></text:h>
      <text:h text:style-name="Heading_20_2" text:outline-level="2"><text:bookmark-start text:name="__RefHeading___Toc324_2169465141"/>Generate keys <text:bookmark-end text:name="__RefHeading___Toc324_2169465141"/></text:h>
      <text:p text:style-name="Code">ssh-keygen -N "" -t rsa -f aegiselle_sshkey</text:p>
      <text:h text:style-name="Heading_20_2" text:outline-level="2"><text:bookmark-start text:name="__RefHeading___Toc326_2169465141"/>Raspi-config<text:bookmark-end text:name="__RefHeading___Toc326_2169465141"/></text:h>
      <text:list text:style-name="L1">
        <text:list-item>
          <text:p text:style-name="P4">Display options</text:p>
          <text:list>
            <text:list-item>
              <text:p text:style-name="P4">VNC Reslolution</text:p>
              <text:list>
                <text:list-item>
                  <text:p text:style-name="P5">1280x720</text:p>
                </text:list-item>
              </text:list>
            </text:list-item>
          </text:list>
        </text:list-item>
        <text:list-item>
          <text:p text:style-name="P4">Interface options</text:p>
          <text:list>
            <text:list-item>
              <text:p text:style-name="P4">VNC</text:p>
              <text:list>
                <text:list-item>
                  <text:p text:style-name="P4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<text:bookmark-start text:name="__RefHeading___Toc328_2169465141"/>Preparations inside raspi<text:bookmark-end text:name="__RefHeading___Toc328_2169465141"/></text:h>
      <text:p text:style-name="Code">scp -i aegiselle_sshkey install_basics.sh aegiselle_sshkey.pub aegiselle@aekarina.kwangya:~</text:p>
      <text:p text:style-name="P6">Make scripts executable</text:p>
      <text:p text:style-name="Code">ssh %USER%@%TARGET% chmod a+rwx *.sh</text:p>
      <text:h text:style-name="Heading_20_2" text:outline-level="2"><text:bookmark-start text:name="__RefHeading___Toc330_2169465141"/>Update System<text:bookmark-end text:name="__RefHeading___Toc330_2169465141"/></text:h>
      <text:p text:style-name="P6">Execute install_basics.sh script (as root)</text:p>
      <text:p text:style-name="Code">apt update<text:line-break/>apt upgrade -y<text:line-break/><text:line-break/>apt install ca-certificates-java -y<text:line-break/><text:soft-page-break/>apt install openjdk-17-jre -y<text:line-break/>apt install libpangoft2-1.0-0 -y<text:line-break/>apt install libgles-dev -y<text:line-break/><text:line-break/>apt install mc -y</text:p>
      <text:h text:style-name="P7" text:outline-level="1"><text:bookmark-start text:name="__RefHeading___Toc332_2169465141"/>Jenkins<text:bookmark-end text:name="__RefHeading___Toc332_2169465141"/></text:h>
      <text:p text:style-name="Text_20_body">Follow instructions from</text:p>
      <text:p text:style-name="Code"><text:a xlink:type="simple" xlink:href="https://pkg.jenkins.io/debian/" text:style-name="Internet_20_link" text:visited-style-name="Visited_20_Internet_20_Link">https://pkg.jenkins.io/debian/</text:a></text:p>
      <text:p text:style-name="Text_20_body">Step1</text:p>
      <text:p text:style-name="Codeklein">sudo wget -O /etc/apt/keyrings/jenkins-keyring.asc https://pkg.jenkins.io/debian/jenkins.io-2023.key</text:p>
      <text:p text:style-name="Text_20_body">Step2</text:p>
      <text:p text:style-name="Codeklein">echo "deb [signed-by=/etc/apt/keyrings/jenkins-keyring.asc]" https://pkg.jenkins.io/debian binary/ | sudo tee /etc/apt/sources.list.d/jenkins.list &gt; /dev/null</text:p>
      <text:p text:style-name="Text_20_body">Step3</text:p>
      <text:p text:style-name="Codeklein"><text:s/>sudo apt-get update</text:p>
      <text:p text:style-name="Codeklein"><text:s/>sudo apt-get install fontconfig openjdk-17-jre (already in)</text:p>
      <text:p text:style-name="Codeklein"><text:s/>sudo apt-get install jenkins</text:p>
      <text:p text:style-name="Text_20_body">nach reboot erreichbar mit</text:p>
      <text:p text:style-name="Code">http://aekarina.kwangya:8080/</text:p>
      <text:p text:style-name="Text_20_body">nach port Umlegung erreichbar mit</text:p>
      <text:p text:style-name="Code">http://aekarina.kwangya</text:p>
      <text:p text:style-name="Text_20_body">Found initial password<text:line-break/>Paste into browser</text:p>
      <text:h text:style-name="Heading_20_3" text:outline-level="3"><text:bookmark-start text:name="__RefHeading___Toc334_2169465141"/>Change HTTP Port of jenkins<text:bookmark-end text:name="__RefHeading___Toc334_2169465141"/>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h text:style-name="Heading_20_3" text:outline-level="3"><text:bookmark-start text:name="__RefHeading___Toc336_2169465141"/>First start of jenkins<text:bookmark-end text:name="__RefHeading___Toc336_2169465141"/></text:h>
      <text:p text:style-name="Text_20_body">Get initial password</text:p>
      <text:p text:style-name="Code">sudo cat /var/lib/jenkins/secrets/initialAdminPassword</text:p>
      <text:p text:style-name="Text_20_body">After initial password:<text:line-break/>Install suggested plugins</text:p>
      <text:p text:style-name="Text_20_body">Install first admin account</text:p>
      <text:p text:style-name="Code"><text:soft-page-break/>aegiselle</text:p>
      <text:p text:style-name="Code">wlwpf1030</text:p>
      <text:p text:style-name="Text_20_body">Not successful editing of</text:p>
      <text:p text:style-name="Code">/etc/default/jenkinssudo </text:p>
      <text:p text:style-name="Text_20_body">edit as root</text:p>
      <text:p text:style-name="Text_20_body">HTTP_PORT=80</text:p>
      <text:p text:style-name="Text_20_body">check</text:p>
      <text:p text:style-name="Code">netstat -tan</text:p>
      <text:h text:style-name="Heading_20_1" text:outline-level="1"><text:bookmark-start text:name="__RefHeading___Toc338_2169465141"/>Video cameras<text:bookmark-end text:name="__RefHeading___Toc338_2169465141"/></text:h>
      <text:p text:style-name="Text_20_body">Show with</text:p>
      <text:p text:style-name="Code">ffplay -fs /dev/video0</text:p>
      <text:h text:style-name="Heading_20_1" text:outline-level="1"><text:bookmark-start text:name="__RefHeading___Toc340_2169465141"/>Appendix<text:bookmark-end text:name="__RefHeading___Toc340_2169465141"/></text:h>
      <text:h text:style-name="Heading_20_2" text:outline-level="2"><text:bookmark-start text:name="__RefHeading___Toc342_2169465141"/>OpenSSH in Windows<text:bookmark-end text:name="__RefHeading___Toc342_2169465141"/>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<text:bookmark-start text:name="__RefHeading___Toc344_2169465141"/>SSH to installation<text:bookmark-end text:name="__RefHeading___Toc344_2169465141"/>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p text:style-name="Text_20_body"><text:soft-page-break/></text:p>
      <text:h text:style-name="Heading_20_2" text:outline-level="2"><text:bookmark-start text:name="__RefHeading___Toc346_2169465141"/>Fuck <text:bookmark-end text:name="__RefHeading___Toc346_2169465141"/></text:h>
      <text:p text:style-name="Text_20_body">Bad permissions at windows after copying key files</text:p>
      <text:h text:style-name="Heading_20_1" text:outline-level="1"><text:bookmark-start text:name="__RefHeading___Toc348_2169465141"/>Questions<text:bookmark-end text:name="__RefHeading___Toc348_2169465141"/></text:h>
      <text:p text:style-name="Text_20_body">Jenkins in headless environment</text:p>
      <text:p text:style-name="Text_20_body">How to know w<text:span text:style-name="T1">h</text:span>ich video c<text:span text:style-name="T1">h</text:span>annels exists</text:p>
      <text:p text:style-name="Text_20_body"/>
      <text:h text:style-name="Heading_20_1" text:outline-level="1"><text:bookmark-start text:name="__RefHeading___Toc350_2169465141"/>Options<text:bookmark-end text:name="__RefHeading___Toc350_2169465141"/></text:h>
      <text:h text:style-name="Heading_20_2" text:outline-level="2"><text:bookmark-start text:name="__RefHeading___Toc352_2169465141"/>Telnet server<text:bookmark-end text:name="__RefHeading___Toc352_2169465141"/></text:h>
      <text:p text:style-name="P8">Install</text:p>
      <text:p text:style-name="Code">sudo apt install telnetd xinetd</text:p>
      <text:p text:style-name="P8">Edit create file as root</text:p>
      <text:p text:style-name="Code">/etc/xinetd.d/telnet</text:p>
      <text:p text:style-name="P8">content</text:p>
      <text:p text:style-name="P9"><text:span text:style-name="T1">service telnet<text:line-break/></text:span>{<text:line-break/> disable<text:tab/><text:tab/>= no<text:line-break/> flags<text:tab/><text:tab/>= REUSE<text:line-break/> socket_type<text:tab/>= stream<text:line-break/> user<text:tab/><text:tab/>= root<text:line-break/> wait<text:tab/><text:tab/>= no<text:line-break/> server<text:tab/><text:tab/>= /usr/sbin/telnetd<text:line-break/> log_on_failure<text:tab/>+= USERID<text:line-break/> port<text:tab/><text:tab/>= 23<text:line-break/>}</text:p>
      <text:p text:style-name="Text_20_body">Check <text:span text:style-name="T1">with</text:span></text:p>
      <text:p text:style-name="Code">sudo systemctl restart xinetd<text:line-break/>sudo systemctl <text:span text:style-name="T1">status</text:span> xinetd<text:line-break/><text:span text:style-name="T1">netstat -tan</text:span></text:p>
      <text:h text:style-name="Heading_20_1" text:outline-level="1"><text:bookmark-start text:name="__RefHeading___Toc354_2169465141"/>Info<text:bookmark-end text:name="__RefHeading___Toc354_2169465141"/></text:h>
      <text:p text:style-name="P6">Locatoion of .desktop files<text:line-break/>/usr/share/applications<text:line-break/>(created in raspi but empty)</text:p>
      <text:p text:style-name="P6"><text:soft-page-break/>/usr/local/share/applications<text:line-break/>(not used in raspi)</text:p>
      <text:p text:style-name="P6">~/.local/share/applications<text:line-break/>(created in raspi but empty)</text:p>
      <text:h text:style-name="Heading_20_2" text:outline-level="2"/>
      <text:h text:style-name="P10" text:outline-level="1"><text:bookmark-start text:name="__RefHeading___Toc356_2169465141"/>Links<text:bookmark-end text:name="__RefHeading___Toc356_2169465141"/>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<text:bookmark-start text:name="__RefHeading___Toc358_2169465141"/>Profiles<text:bookmark-end text:name="__RefHeading___Toc358_2169465141"/></text:h>
      <text:p text:style-name="Text_20_body"/>
      <text:p text:style-name="Text_20_body"/>
      <text:p text:style-name="Text_20_body"/>
      <text:h text:style-name="Heading_20_2" text:outline-level="2"><text:bookmark-start text:name="__RefHeading___Toc360_2169465141"/>Other<text:bookmark-end text:name="__RefHeading___Toc360_2169465141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klein" style:family="paragraph" style:parent-style-name="Text_20_body">
      <style:paragraph-properties fo:margin-left="0.199cm" fo:margin-right="0cm" fo:text-indent="0cm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master_raspi.odt</text:file-name><text:tab/><text:tab/><text:date style:data-style-name="N40" text:date-value="2025-08-29T21:56:51.919289664">Aug 29, 2025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7</text:page-number><text:s/>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10H46M32S</meta:editing-duration>
    <meta:editing-cycles>22</meta:editing-cycles>
    <meta:generator>LibreOffice/25.2.3.2$Windows_x86 LibreOffice_project/bbb074479178df812d175f709636b368952c2ce3</meta:generator>
    <dc:date>2025-08-29T21:56:51.674424200</dc:date>
    <meta:document-statistic meta:table-count="0" meta:image-count="0" meta:object-count="0" meta:page-count="7" meta:paragraph-count="132" meta:word-count="587" meta:character-count="4338" meta:non-whitespace-character-count="3767"/>
  </office:meta>
</office:document-meta>
</file>